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04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2.113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3.501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11.714cm"/>
    </style:style>
    <style:style style:name="co9" style:family="table-column">
      <style:table-column-properties fo:break-before="auto" style:column-width="0.554cm"/>
    </style:style>
    <style:style style:name="co10" style:family="table-column">
      <style:table-column-properties fo:break-before="auto" style:column-width="1.332cm"/>
    </style:style>
    <style:style style:name="co11" style:family="table-column">
      <style:table-column-properties fo:break-before="auto" style:column-width="1.35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134cm"/>
    </style:style>
    <style:style style:name="co14" style:family="table-column">
      <style:table-column-properties fo:break-before="auto" style:column-width="3.373cm"/>
    </style:style>
    <style:style style:name="ro1" style:family="table-row">
      <style:table-row-properties style:row-height="0.96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Arial"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style:vertical-align="top"/>
      <style:text-properties style:font-name="Arial"/>
    </style:style>
    <style:style style:name="ce3" style:family="table-cell" style:parent-style-name="Default">
      <style:table-cell-properties fo:border="0.002cm solid #cccccc" style:vertical-align="top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#66ff66" fo:border="0.002cm solid #cccccc" style:vertical-align="top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#00ff66" fo:border="0.002cm solid #cccccc" style:vertical-align="top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order="0.002cm solid #cccccc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cccccc" fo:border="0.002cm solid #cccccc" style:vertical-align="top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vertical-align="top"/>
      <style:text-properties fo:color="#ff3333" style:font-name="Arial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style:text-align-source="fix" style:repeat-content="false" fo:border="0.002cm solid #cccccc" style:vertical-align="top"/>
      <style:paragraph-properties fo:text-align="end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="0.002cm solid #cccccc"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3333" style:vertical-align="top"/>
      <style:text-properties style:use-window-font-color="true"/>
    </style:style>
    <style:style style:name="ce14" style:family="table-cell" style:parent-style-name="Default">
      <style:table-cell-properties style:vertical-align="top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 style:data-style-name="N107">
      <style:table-cell-properties fo:border="0.002cm solid #cccccc" style:vertical-align="top"/>
      <style:text-properties fo:font-size="12pt" style:font-size-asian="12pt" style:font-size-complex="12pt"/>
    </style:style>
    <style:style style:name="ce16" style:family="table-cell" style:parent-style-name="Default" style:data-style-name="N107">
      <style:table-cell-properties style:vertical-align="top"/>
    </style:style>
    <style:style style:name="ce17" style:family="table-cell" style:parent-style-name="Default" style:data-style-name="N107">
      <style:table-cell-properties style:vertical-align="top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 fo:border="0.002cm solid #cccccc"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fo:border="0.002cm solid #cccccc" style:vertical-align="top"/>
      <style:text-properties fo:color="#ff3333" fo:font-size="12pt" style:font-size-asian="12pt" style:font-size-complex="12pt"/>
    </style:style>
    <style:style style:name="ce20" style:family="table-cell" style:parent-style-name="Default">
      <style:table-cell-properties style:vertical-align="top"/>
      <style:text-properties fo:color="#ff3333"/>
    </style:style>
    <style:style style:name="ce21" style:family="table-cell" style:parent-style-name="Default" style:data-style-name="N37">
      <style:table-cell-properties style:vertical-align="top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-group>
          <table:table-column table:style-name="co2" table:default-cell-style-name="ce10"/>
          <table:table-column table:style-name="co3" table:default-cell-style-name="ce10"/>
          <table:table-column table:style-name="co4" table:default-cell-style-name="ce10"/>
          <table:table-column table:style-name="co5" table:default-cell-style-name="ce10"/>
          <table:table-column table:style-name="co6" table:default-cell-style-name="ce10"/>
        </table:table-column-group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-group table:display="false">
          <table:table-column table:style-name="co10" table:visibility="collapse" table:default-cell-style-name="ce10"/>
          <table:table-column table:style-name="co11" table:visibility="collapse" table:default-cell-style-name="ce10"/>
          <table:table-column table:style-name="co12" table:visibility="collapse" table:default-cell-style-name="ce10"/>
          <table:table-column table:style-name="co13" table:visibility="collapse" table:default-cell-style-name="ce10"/>
          <table:table-column table:style-name="co12" table:visibility="collapse" table:default-cell-style-name="ce10"/>
          <table:table-column table:style-name="co14" table:visibility="collapse" table:default-cell-style-name="ce10"/>
          <table:table-column table:style-name="co12" table:visibility="collapse" table:default-cell-style-name="ce10"/>
        </table:table-column-group>
        <table:table-column table:style-name="co12" table:number-columns-repeated="1008" table:default-cell-style-name="ce10"/>
        <table:table-row table:style-name="ro1">
          <table:table-cell table:style-name="ce1" office:value-type="string" table:number-columns-spanned="8" table:number-rows-spanned="1">
            <text:p>Projet robot junior Permis C 2019</text:p>
          </table:table-cell>
          <table:covered-table-cell table:number-columns-repeated="3"/>
          <table:covered-table-cell table:number-columns-repeated="2" table:style-name="ce14"/>
          <table:covered-table-cell table:number-columns-repeated="2"/>
          <table:table-cell/>
          <table:table-cell table:style-name="Default"/>
          <table:table-cell/>
          <table:table-cell office:value-type="string">
            <text:p>Nbr commande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11" office:value-type="string">
            <text:p>Besoin</text:p>
          </table:table-cell>
          <table:table-cell table:style-name="ce11" office:value-type="string">
            <text:p>UDV</text:p>
          </table:table-cell>
          <table:table-cell table:style-name="ce11" office:value-type="string">
            <text:p>Prix UDV</text:p>
          </table:table-cell>
          <table:table-cell table:style-name="ce11" office:value-type="string">
            <text:p>Prix unitaire</text:p>
          </table:table-cell>
          <table:table-cell table:style-name="ce11" office:value-type="string">
            <text:p>Prix pour 1 robot</text:p>
          </table:table-cell>
          <table:table-cell table:style-name="ce12" office:value-type="string">
            <text:p>Source</text:p>
          </table:table-cell>
          <table:table-cell table:style-name="ce12" office:value-type="string">
            <text:p>Commentaire</text:p>
          </table:table-cell>
          <table:table-cell/>
          <table:table-cell office:value-type="string">
            <text:p>Besoin</text:p>
          </table:table-cell>
          <table:table-cell office:value-type="string">
            <text:p>On a</text:p>
          </table:table-cell>
          <table:table-cell office:value-type="string">
            <text:p>A commander</text:p>
          </table:table-cell>
          <table:table-cell office:value-type="string">
            <text:p>Commandé le </text:p>
          </table:table-cell>
          <table:table-cell office:value-type="string">
            <text:p>liv Prev</text:p>
          </table:table-cell>
          <table:table-cell/>
          <table:table-cell office:value-type="string">
            <text:p>src AMAZON</text:p>
          </table:table-cell>
          <table:table-cell table:number-columns-repeated="1008"/>
        </table:table-row>
        <table:table-row table:style-name="ro3">
          <table:table-cell table:style-name="ce4" office:value-type="string">
            <text:p>Châssis + Moteurs + roues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11.32">
            <text:p>11,32</text:p>
          </table:table-cell>
          <table:table-cell table:style-name="ce15" table:formula="of:=[.D4]/[.C4]" office:value-type="currency" office:currency="EUR" office:value="11.32">
            <text:p>11,32 €</text:p>
          </table:table-cell>
          <table:table-cell table:style-name="ce15" table:formula="of:=[.E4]*[.B4]" office:value-type="currency" office:currency="EUR" office:value="11.32">
            <text:p>11,32 €</text:p>
          </table:table-cell>
          <table:table-cell table:style-name="ce12" office:value-type="string">
            <text:p><text:a xlink:href="https://fr.aliexpress.com/item/32903186096.html?spm=a2g0o.productlist.0.0.2d2e5e24EkRcnA&amp;algo_pvid=fcc011e9-f638-4d50-bb95-f6f2f2f4703d&amp;algo_expid=fcc011e9-f638-4d50-bb95-f6f2f2f4703d-16&amp;btsid=c83498f0-8ac1-4c7b-9802-e9d048ebc06c&amp;ws_ab_test=searchweb0_0,searchweb201602_9,searchweb201603_52">Aliexpress</text:a></text:p>
          </table:table-cell>
          <table:table-cell table:style-name="ce12" office:value-type="string">
            <text:p>free shiping. Disponibles aussi sur <text:a xlink:href="https://www.amazon.fr/DOLITY-Motoréducteur-Débutant-Châssis-Voiture/dp/B07GJQHQM8/ref=pd_sbs_21_5?_encoding=UTF8&amp;pd_rd_i=B07GJQHQM8&amp;pd_rd_r=757de228-2703-11e9-a467-b9749e8bfc1b&amp;pd_rd_w=WXqe2&amp;pd_rd_wg=E9vMk&amp;pf_rd_p=ce0bf35d-908d-4dcb-a083-3a6e21394b79&amp;pf_rd_r=3K15XM3M90SJESHPX2GJ&amp;psc=1&amp;refRID=3K15XM3M90SJESHPX2GJ">Amazon</text:a></text:p>
          </table:table-cell>
          <table:table-cell table:number-columns-repeated="4"/>
          <table:table-cell table:style-name="ce21" office:value-type="date" office:date-value="2019-05-27">
            <text:p>27/05/19</text:p>
          </table:table-cell>
          <table:table-cell table:style-name="ce21" office:value-type="date" office:date-value="2019-06-12">
            <text:p>12/06/19</text:p>
          </table:table-cell>
          <table:table-cell office:value-type="string">
            <text:p>Danguy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Arduino Mega 2560Pro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.11">
            <text:p>8,11</text:p>
          </table:table-cell>
          <table:table-cell table:style-name="ce15" table:formula="of:=[.D5]/[.C5]" office:value-type="currency" office:currency="EUR" office:value="8.11">
            <text:p>8,11 €</text:p>
          </table:table-cell>
          <table:table-cell table:style-name="ce15" table:formula="of:=[.E5]*[.B5]" office:value-type="currency" office:currency="EUR" office:value="8.11">
            <text:p>8,11 €</text:p>
          </table:table-cell>
          <table:table-cell table:style-name="ce12" office:value-type="string">
            <text:p><text:a xlink:href="https://fr.aliexpress.com/item/32801785024.html?spm=a2g0o.detail.100009.6.3dea3fceJMWQWs&amp;gps-id=pcDetailLeftTopSell&amp;scm=1007.13482.95643.0&amp;scm_id=1007.13482.95643.0&amp;scm-url=1007.13482.95643.0&amp;pvid=aa496370-b4ed-46e5-bfa7-abd4fd28e917">Aliexpress</text:a></text:p>
          </table:table-cell>
          <table:table-cell table:style-name="ce12" office:value-type="string">
            <text:p>aussi ici : <text:a xlink:href="https://www.banggood.com/fr/2X-1_5V-AA-Battery-Holder-Case-Enclosed-Box-OFFON-Switch-With-Wires-10pcs-p-1064329.html?rmmds=detail-left-hotproducts__1&amp;ID=224&amp;cur_warehouse=CN">Bangood</text:a></text:p>
          </table:table-cell>
          <table:table-cell table:number-columns-repeated="4"/>
          <table:table-cell table:style-name="ce21" office:value-type="date" office:date-value="2019-05-27">
            <text:p>27/05/19</text:p>
          </table:table-cell>
          <table:table-cell table:style-name="ce21" office:value-type="date" office:date-value="2019-06-12">
            <text:p>12/06/19</text:p>
          </table:table-cell>
          <table:table-cell office:value-type="string">
            <text:p>Danguy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barette femelle 2,54mm</text:p>
          </table:table-cell>
          <table:table-cell table:style-name="ce12" table:formula="of:=(16+1+21+1)*2+6+1" office:value-type="float" office:value="85">
            <text:p>85</text:p>
          </table:table-cell>
          <table:table-cell table:style-name="ce12" office:value-type="float" office:value="400">
            <text:p>400</text:p>
          </table:table-cell>
          <table:table-cell table:style-name="ce12" office:value-type="float" office:value="2.21">
            <text:p>2,21</text:p>
          </table:table-cell>
          <table:table-cell table:style-name="ce15" table:formula="of:=[.D6]/[.C6]" office:value-type="currency" office:currency="EUR" office:value="0.005525">
            <text:p>0,01 €</text:p>
          </table:table-cell>
          <table:table-cell table:style-name="ce15" table:formula="of:=[.E6]*[.B6]" office:value-type="currency" office:currency="EUR" office:value="0.469625">
            <text:p>0,47 €</text:p>
          </table:table-cell>
          <table:table-cell table:style-name="ce12" office:value-type="string">
            <text:p><text:a xlink:href="https://www.ebay.fr/itm/10Pcs-40-Pin-Single-Row-Female-2-54mm-Breakable-Header-Connector-For-Arduino/192938565736?hash=item2cec08e068:g:8rEAAOSwpx1c9iJv">ebay</text:a></text:p>
          </table:table-cell>
          <table:table-cell table:style-name="ce12"/>
          <table:table-cell/>
          <table:table-cell table:formula="of:=[.B6]*nbr_part" office:value-type="float" office:value="595">
            <text:p>595</text:p>
          </table:table-cell>
          <table:table-cell office:value-type="float" office:value="60">
            <text:p>60</text:p>
          </table:table-cell>
          <table:table-cell table:formula="of:=ROUNDUP(([.J6]-[.K6])/[.C6])" office:value-type="float" office:value="2">
            <text:p>2</text:p>
          </table:table-cell>
          <table:table-cell table:formula="of:=[.L6]*[.D6]" office:value-type="float" office:value="4.42">
            <text:p>4,42</text:p>
          </table:table-cell>
          <table:table-cell table:number-columns-repeated="2"/>
          <table:table-cell office:value-type="string">
            <text:p><text:a xlink:href="https://www.amazon.fr/Aussel-Breakaway-femelle-Connecteur-blindage/dp/B078SQ1CZF/ref=sr_1_fkmr0_2?__mk_fr_FR=ÅMÅŽÕÑ&amp;keywords=barette+femelle+2.54&amp;qid=1567288947&amp;s=gateway&amp;sr=8-2-fkmr0&amp;th=1">AMAZON</text:a></text:p>
          </table:table-cell>
          <table:table-cell table:number-columns-repeated="1008"/>
        </table:table-row>
        <table:table-row table:style-name="ro3">
          <table:table-cell table:style-name="ce4" office:value-type="string">
            <text:p>barette male 2,54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00">
            <text:p>400</text:p>
          </table:table-cell>
          <table:table-cell table:style-name="ce12" office:value-type="float" office:value="1.28">
            <text:p>1,28</text:p>
          </table:table-cell>
          <table:table-cell table:style-name="ce15" table:formula="of:=[.D7]/[.C7]" office:value-type="currency" office:currency="EUR" office:value="0.0032">
            <text:p>0,00 €</text:p>
          </table:table-cell>
          <table:table-cell table:style-name="ce15" table:formula="of:=[.E7]*[.B7]" office:value-type="currency" office:currency="EUR" office:value="0.032">
            <text:p>0,03 €</text:p>
          </table:table-cell>
          <table:table-cell table:style-name="ce12" office:value-type="string">
            <text:p><text:a xlink:href="https://www.banggood.com/fr/10-Pcs-40-Pin-2_54mm-Single-Row-Male-Pin-Header-Strip-For-Arduino-p-918427.html?rmmds=search&amp;cur_warehouse=CN">Banggood</text:a></text:p>
          </table:table-cell>
          <table:table-cell table:style-name="ce12"/>
          <table:table-cell/>
          <table:table-cell table:formula="of:=[.B7]*nbr_part" office:value-type="float" office:value="70">
            <text:p>70</text:p>
          </table:table-cell>
          <table:table-cell office:value-type="float" office:value="100">
            <text:p>100</text:p>
          </table:table-cell>
          <table:table-cell table:formula="of:=ROUNDUP(([.J7]-[.K7])/[.C7])" office:value-type="float" office:value="-1">
            <text:p>-1</text:p>
          </table:table-cell>
          <table:table-cell table:formula="of:=[.L7]*[.D7]" office:value-type="float" office:value="-1.28">
            <text:p>-1,28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LED 1000 pieces 4 couleurs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000">
            <text:p>1000</text:p>
          </table:table-cell>
          <table:table-cell table:style-name="ce12" office:value-type="float" office:value="9.83">
            <text:p>9,83</text:p>
          </table:table-cell>
          <table:table-cell table:style-name="ce15" table:formula="of:=[.D8]/[.C8]" office:value-type="currency" office:currency="EUR" office:value="0.00983">
            <text:p>0,01 €</text:p>
          </table:table-cell>
          <table:table-cell table:style-name="ce15" table:formula="of:=[.E8]*[.B8]" office:value-type="currency" office:currency="EUR" office:value="0.03932">
            <text:p>0,04 €</text:p>
          </table:table-cell>
          <table:table-cell table:style-name="ce18" office:value-type="string">
            <text:p><text:a xlink:href="https://www.banggood.com/fr/1000pcs-5mm-LED-Blue-Green-Yellow-Red-White-Round-LED-Diode-Mixed-Color-Kit-p-1099483.html?rmmds=search&amp;cur_warehouse=CN">Bangood</text:a></text:p>
          </table:table-cell>
          <table:table-cell table:style-name="ce12"/>
          <table:table-cell/>
          <table:table-cell table:formula="of:=[.B8]*nbr_part" office:value-type="float" office:value="28">
            <text:p>28</text:p>
          </table:table-cell>
          <table:table-cell office:value-type="float" office:value="40">
            <text:p>40</text:p>
          </table:table-cell>
          <table:table-cell table:formula="of:=ROUNDUP(([.J8]-[.K8])/[.C8])" office:value-type="float" office:value="-1">
            <text:p>-1</text:p>
          </table:table-cell>
          <table:table-cell table:formula="of:=[.L8]*[.D8]" office:value-type="float" office:value="-9.83">
            <text:p>-9,83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LED3mm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00">
            <text:p>100</text:p>
          </table:table-cell>
          <table:table-cell table:style-name="ce12" table:formula="of:=1.37+0.43" office:value-type="float" office:value="1.8">
            <text:p>1,8</text:p>
          </table:table-cell>
          <table:table-cell table:style-name="ce15" table:formula="of:=[.D9]/[.C9]" office:value-type="currency" office:currency="EUR" office:value="0.018">
            <text:p>0,02 €</text:p>
          </table:table-cell>
          <table:table-cell table:style-name="ce15" table:formula="of:=[.E9]*[.B9]" office:value-type="currency" office:currency="EUR" office:value="0.054">
            <text:p>0,05 €</text:p>
          </table:table-cell>
          <table:table-cell table:style-name="ce18" office:value-type="string">
            <text:p><text:a xlink:href="https://fr.aliexpress.com/item/32888812567.html?spm=a2g0o.productlist.0.0.b927691cI0Pfro&amp;s=p&amp;algo_pvid=39646d24-840b-4afb-8884-a751aac670fa&amp;algo_expid=39646d24-840b-4afb-8884-a751aac670fa-9&amp;btsid=89626971-ce4d-4ae9-adf4-792aa352d15c&amp;ws_ab_test=searchweb0_0,searchweb201602_9,searchweb201603_55">Aliexpress</text:a></text:p>
          </table:table-cell>
          <table:table-cell table:style-name="ce12"/>
          <table:table-cell/>
          <table:table-cell table:formula="of:=[.B9]*nbr_part" office:value-type="float" office:value="21">
            <text:p>21</text:p>
          </table:table-cell>
          <table:table-cell office:value-type="float" office:value="30">
            <text:p>30</text:p>
          </table:table-cell>
          <table:table-cell table:formula="of:=ROUNDUP(([.J9]-[.K9])/[.C9])" office:value-type="float" office:value="-1">
            <text:p>-1</text:p>
          </table:table-cell>
          <table:table-cell table:formula="of:=[.L9]*[.D9]" office:value-type="float" office:value="-1.8">
            <text:p>-1,8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10xBuzzer à courant continu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.4">
            <text:p>1,4</text:p>
          </table:table-cell>
          <table:table-cell table:style-name="ce15" table:formula="of:=[.D10]/[.C10]" office:value-type="currency" office:currency="EUR" office:value="0.14">
            <text:p>0,14 €</text:p>
          </table:table-cell>
          <table:table-cell table:style-name="ce15" table:formula="of:=[.E10]*[.B10]" office:value-type="currency" office:currency="EUR" office:value="0.14">
            <text:p>0,14 €</text:p>
          </table:table-cell>
          <table:table-cell table:style-name="ce12" office:value-type="string">
            <text:p><text:a xlink:href="https://fr.banggood.com/10pcs-3V-12V-Buzzer-16R-Resistance-AC-Passive-Buzzer-12085-p-1435460.html?akmClientCountry=FR&amp;rmmds=cart_middle_products&amp;cur_warehouse=CN">Bangood</text:a></text:p>
          </table:table-cell>
          <table:table-cell table:style-name="ce12"/>
          <table:table-cell/>
          <table:table-cell table:formula="of:=[.B10]*nbr_part" office:value-type="float" office:value="7">
            <text:p>7</text:p>
          </table:table-cell>
          <table:table-cell/>
          <table:table-cell table:formula="of:=ROUNDUP(([.J10]-[.K10])/[.C10])" office:value-type="float" office:value="1">
            <text:p>1</text:p>
          </table:table-cell>
          <table:table-cell table:formula="of:=[.L10]*[.D10]" office:value-type="float" office:value="1.4">
            <text:p>1,4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3xCapteur ultrason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.48">
            <text:p>6,48</text:p>
          </table:table-cell>
          <table:table-cell table:style-name="ce15" table:formula="of:=[.D11]/[.C11]" office:value-type="currency" office:currency="EUR" office:value="1.296">
            <text:p>1,30 €</text:p>
          </table:table-cell>
          <table:table-cell table:style-name="ce15" table:formula="of:=[.E11]*[.B11]" office:value-type="currency" office:currency="EUR" office:value="3.888">
            <text:p>3,89 €</text:p>
          </table:table-cell>
          <table:table-cell table:style-name="ce12" office:value-type="string">
            <text:p><text:a xlink:href="https://fr.banggood.com/5Pcs-HC-SR04-Ultrasonic-Ranging-Sensor-Ultrasonic-Module-For-Arduino-p-943142.html?rmmds=search&amp;cur_warehouse=CN">Bangood</text:a></text:p>
          </table:table-cell>
          <table:table-cell table:style-name="ce12"/>
          <table:table-cell/>
          <table:table-cell table:formula="of:=[.B11]*nbr_part" office:value-type="float" office:value="21">
            <text:p>21</text:p>
          </table:table-cell>
          <table:table-cell/>
          <table:table-cell table:formula="of:=ROUNDUP(([.J11]-[.K11])/[.C11])" office:value-type="float" office:value="5">
            <text:p>5</text:p>
          </table:table-cell>
          <table:table-cell table:formula="of:=[.L11]*[.D11]" office:value-type="float" office:value="32.4">
            <text:p>32,4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Bloc piles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7.99">
            <text:p>7,99</text:p>
          </table:table-cell>
          <table:table-cell table:style-name="ce15" table:formula="of:=[.D12]/[.C12]" office:value-type="currency" office:currency="EUR" office:value="1.598">
            <text:p>1,60 €</text:p>
          </table:table-cell>
          <table:table-cell table:style-name="ce15" table:formula="of:=[.E12]*[.B12]" office:value-type="currency" office:currency="EUR" office:value="4.794">
            <text:p>4,79 €</text:p>
          </table:table-cell>
          <table:table-cell table:style-name="ce12" office:value-type="string">
            <text:p><text:a xlink:href="https://www.amazon.fr/Haljia-Plastique-batterie-rangement-support/dp/B06WLHFXSH/ref=sr_1_5?__mk_fr_FR=ÅMÅŽÕÑ&amp;keywords=support+AA&amp;qid=1567289409&amp;s=gateway&amp;sr=8-5">AMAZON</text:a></text:p>
          </table:table-cell>
          <table:table-cell table:style-name="ce12" office:value-type="string">
            <text:p>Ne pas acheter ceux là : <text:a xlink:href="https://www.banggood.com/fr/2X-1_5V-AA-Battery-Holder-Case-Enclosed-Box-OFFON-Switch-With-Wires-10pcs-p-1064329.html?rmmds=detail-left-hotproducts__1&amp;ID=224&amp;cur_warehouse=CN">Bangood</text:a></text:p>
          </table:table-cell>
          <table:table-cell/>
          <table:table-cell table:formula="of:=[.B12]*nbr_part"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ROUNDUP(([.J12]-[.K12])/[.C12])" office:value-type="float" office:value="3">
            <text:p>3</text:p>
          </table:table-cell>
          <table:table-cell table:formula="of:=[.L12]*[.D12]" office:value-type="float" office:value="23.97">
            <text:p>23,97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3">
          <table:table-cell table:style-name="ce4" office:value-type="string">
            <text:p>Interrupteur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1.07">
            <text:p>1,07</text:p>
          </table:table-cell>
          <table:table-cell table:style-name="ce15" table:formula="of:=[.D13]/[.C13]" office:value-type="currency" office:currency="EUR" office:value="0.0535">
            <text:p>0,05 €</text:p>
          </table:table-cell>
          <table:table-cell table:style-name="ce15" table:formula="of:=[.E13]*[.B13]" office:value-type="currency" office:currency="EUR" office:value="0.0535">
            <text:p>0,05 €</text:p>
          </table:table-cell>
          <table:table-cell table:style-name="ce12" office:value-type="string">
            <text:p><text:a xlink:href="https://fr.banggood.com/20pcs-SS12D00G3-2-Position-SPDT-1P2T-3-Pin-PCB-Panel-Mini-Vertical-Slide-Switch-p-1000847.html?rmmds=search&amp;cur_warehouse=CN">Bangood</text:a></text:p>
          </table:table-cell>
          <table:table-cell table:style-name="ce12"/>
          <table:table-cell/>
          <table:table-cell table:formula="of:=[.B13]*nbr_part" office:value-type="float" office:value="7">
            <text:p>7</text:p>
          </table:table-cell>
          <table:table-cell/>
          <table:table-cell table:formula="of:=ROUNDUP(([.J13]-[.K13])/[.C13])" office:value-type="float" office:value="1">
            <text:p>1</text:p>
          </table:table-cell>
          <table:table-cell table:formula="of:=[.L13]*[.D13]" office:value-type="float" office:value="1.07">
            <text:p>1,07</text:p>
          </table:table-cell>
          <table:table-cell table:number-columns-repeated="2"/>
          <table:table-cell office:value-type="string">
            <text:p><text:a xlink:href="https://www.amazon.fr/Cylewet-position-vertical-Interrupteur-glissière/dp/B06XSJLL9T/ref=pd_sbs_23_1/260-1664532-0726818?_encoding=UTF8&amp;pd_rd_i=B06XSJLL9T&amp;pd_rd_r=cbf1653b-c753-4cba-a6ee-97ffd74643c8&amp;pd_rd_w=UJpV7&amp;pd_rd_wg=4wfsT&amp;pf_rd_p=ce0bf35d-908d-4dcb-a083-3a6e21394b79&amp;pf_rd_r=61K0945GBVNG0YDY0P9X&amp;psc=1&amp;refRID=61K0945GBVNG0YDY0P9X">AMAZON</text:a></text:p>
          </table:table-cell>
          <table:table-cell table:number-columns-repeated="1008"/>
        </table:table-row>
        <table:table-row table:style-name="ro3">
          <table:table-cell table:style-name="ce4" office:value-type="string">
            <text:p>PCB1 160x9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7.3">
            <text:p>17,3</text:p>
          </table:table-cell>
          <table:table-cell table:style-name="ce15" table:formula="of:=[.D14]/[.C14]" office:value-type="currency" office:currency="EUR" office:value="3.46">
            <text:p>3,46 €</text:p>
          </table:table-cell>
          <table:table-cell table:style-name="ce15" table:formula="of:=[.E14]*[.B14]" office:value-type="currency" office:currency="EUR" office:value="3.46">
            <text:p>3,46 €</text:p>
          </table:table-cell>
          <table:table-cell table:style-name="ce12" office:value-type="string">
            <text:p><text:a xlink:href="https://jlcpcb.com/">jlpcb</text:a></text:p>
          </table:table-cell>
          <table:table-cell table:style-name="ce12" office:value-type="string">
            <text:p>Sur<text:a xlink:href="https://easyeda.com/VoLab-Team/eduRobot"> EasyEDA</text:a></text:p>
          </table:table-cell>
          <table:table-cell/>
          <table:table-cell table:formula="of:=[.B14]*nbr_part" office:value-type="float" office:value="7">
            <text:p>7</text:p>
          </table:table-cell>
          <table:table-cell/>
          <table:table-cell table:formula="of:=ROUNDUP(([.J14]-[.K14])/[.C14])" office:value-type="float" office:value="2">
            <text:p>2</text:p>
          </table:table-cell>
          <table:table-cell table:formula="of:=[.L14]*[.D14]" office:value-type="float" office:value="34.6">
            <text:p>34,6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PCB2 25*8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style-name="ce15" table:formula="of:=[.D15]/[.C15]" office:value-type="currency" office:currency="EUR" office:value="0">
            <text:p>0,00 €</text:p>
          </table:table-cell>
          <table:table-cell table:style-name="ce15" table:formula="of:=[.E15]*[.B15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formula="of:=[.B15]*nbr_part" office:value-type="float" office:value="7">
            <text:p>7</text:p>
          </table:table-cell>
          <table:table-cell/>
          <table:table-cell table:formula="of:=ROUNDUP(([.J15]-[.K15])/[.C15])" office:value-type="float" office:value="2">
            <text:p>2</text:p>
          </table:table-cell>
          <table:table-cell table:formula="of:=[.L15]*[.D1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Résistance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2">
            <text:p>2</text:p>
          </table:table-cell>
          <table:table-cell table:style-name="ce15" table:formula="of:=[.D16]/[.C16]" office:value-type="currency" office:currency="EUR" office:value="0.04">
            <text:p>0,04 €</text:p>
          </table:table-cell>
          <table:table-cell table:style-name="ce15" table:formula="of:=[.E16]*[.B16]" office:value-type="currency" office:currency="EUR" office:value="0.28">
            <text:p>0,28 €</text:p>
          </table:table-cell>
          <table:table-cell table:style-name="ce12" office:value-type="string">
            <text:p><text:a xlink:href="https://www.rs-particuliers.com/WebCatalog/Resistance_CMS_serie_CRG__boîtier_0805_valeur_330O__±1__0125W__±100ppm_°C-2230354.aspx">RS</text:a></text:p>
          </table:table-cell>
          <table:table-cell table:style-name="ce12" office:value-type="string">
            <text:p>Chez RS par lot de 50 <text:s/>330 en 0805</text:p>
          </table:table-cell>
          <table:table-cell/>
          <table:table-cell table:formula="of:=[.B16]*nbr_part" office:value-type="float" office:value="49">
            <text:p>49</text:p>
          </table:table-cell>
          <table:table-cell/>
          <table:table-cell table:formula="of:=ROUNDUP(([.J16]-[.K16])/[.C16])" office:value-type="float" office:value="1">
            <text:p>1</text:p>
          </table:table-cell>
          <table:table-cell table:formula="of:=[.L16]*[.D16]" office:value-type="float" office:value="2">
            <text:p>2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Cable pcb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0.62">
            <text:p>0,62</text:p>
          </table:table-cell>
          <table:table-cell table:style-name="ce15" table:formula="of:=[.D17]/[.C17]" office:value-type="currency" office:currency="EUR" office:value="0.0155">
            <text:p>0,02 €</text:p>
          </table:table-cell>
          <table:table-cell table:style-name="ce15" table:formula="of:=[.E17]*[.B17]" office:value-type="currency" office:currency="EUR" office:value="0.0775">
            <text:p>0,08 €</text:p>
          </table:table-cell>
          <table:table-cell table:style-name="ce12" office:value-type="string">
            <text:p><text:a xlink:href="https://fr.aliexpress.com/item/32968969863.html?src=google&amp;albslr=230020003&amp;albch=shopping&amp;acnt=494-037-6276&amp;isdl=y&amp;slnk=&amp;plac=&amp;mtctp=&amp;albbt=Google_7_shopping&amp;aff_platform=google&amp;aff_short_key=UneMJZVf&amp;albagn=888888&amp;albcp=1706977641&amp;albag=66909914152&amp;trgt=310549338888&amp;crea=fr32968969863&amp;netw=u&amp;device=c&amp;gclid=CjwKCAjwgqbpBRAREiwAF046JRMiXgjjXY4FpbUzpdYKwgY15BMQ3PeVJ2qNaXP_6N5bBQ2Oa6MlERoCxjAQAvD_BwE&amp;gclsrc=aw.ds">Aliexpress</text:a></text:p>
          </table:table-cell>
          <table:table-cell table:style-name="ce12" office:value-type="string">
            <text:p>Attention au moment de la commande choisir la couleur F-F</text:p>
          </table:table-cell>
          <table:table-cell/>
          <table:table-cell table:formula="of:=[.B17]*nbr_part" office:value-type="float" office:value="35">
            <text:p>35</text:p>
          </table:table-cell>
          <table:table-cell/>
          <table:table-cell table:formula="of:=ROUNDUP(([.J17]-[.K17])/[.C17])" office:value-type="float" office:value="1">
            <text:p>1</text:p>
          </table:table-cell>
          <table:table-cell table:formula="of:=[.L17]*[.D17]" office:value-type="float" office:value="0.62">
            <text:p>0,62</text:p>
          </table:table-cell>
          <table:table-cell table:number-columns-repeated="2"/>
          <table:table-cell office:value-type="string">
            <text:p><text:a xlink:href="https://www.amazon.fr/NiceButy-Femelle-Dupont-Wire-électroniques/dp/B07HCBM83R/ref=sr_1_9?__mk_fr_FR=ÅMÅŽÕÑ&amp;keywords=dupont+jumper+10cm+femelle+à+femelle&amp;qid=1567289955&amp;s=gateway&amp;sr=8-9">AMZON</text:a>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fil rouge jauge 28 environ</text:p>
          </table:table-cell>
          <table:table-cell table:style-name="ce12" office:value-type="float" office:value="0.16">
            <text:p>0,16</text:p>
          </table:table-cell>
          <table:table-cell table:style-name="ce12" table:number-columns-repeated="2"/>
          <table:table-cell table:style-name="ce15" table:number-columns-repeated="2"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3" office:value-type="string">
            <text:p>fil noir</text:p>
          </table:table-cell>
          <table:table-cell table:style-name="ce12" office:value-type="float" office:value="0.16">
            <text:p>0,16</text:p>
          </table:table-cell>
          <table:table-cell table:style-name="ce12" table:number-columns-repeated="2"/>
          <table:table-cell table:style-name="ce15" table:number-columns-repeated="2"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Connecteur pile XH 2,5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2.08">
            <text:p>2,08</text:p>
          </table:table-cell>
          <table:table-cell table:style-name="ce15" table:formula="of:=[.D20]/[.C20]" office:value-type="currency" office:currency="EUR" office:value="0.0416">
            <text:p>0,04 €</text:p>
          </table:table-cell>
          <table:table-cell table:style-name="ce15" table:formula="of:=[.E20]*[.B20]" office:value-type="currency" office:currency="EUR" office:value="0.1248">
            <text:p>0,12 €</text:p>
          </table:table-cell>
          <table:table-cell table:style-name="ce12" office:value-type="string">
            <text:p><text:a xlink:href="https://fr.aliexpress.com/item/32683096009.html?spm=a2g0o.productlist.0.0.54e6321f32txJU&amp;algo_pvid=441ce5f3-dd84-4f4f-9548-4bfa4c3f9850&amp;algo_expid=441ce5f3-dd84-4f4f-9548-4bfa4c3f9850-4&amp;btsid=a761e783-d7d4-4abd-998d-cb0d6e505a3c&amp;ws_ab_test=searchweb0_0,searchweb201602_9,searchweb201603_55">aliexpress</text:a></text:p>
          </table:table-cell>
          <table:table-cell table:style-name="ce12"/>
          <table:table-cell/>
          <table:table-cell table:formula="of:=[.B20]*nbr_part" office:value-type="float" office:value="21">
            <text:p>21</text:p>
          </table:table-cell>
          <table:table-cell/>
          <table:table-cell table:formula="of:=ROUNDUP(([.J20]-[.K20])/[.C20])" office:value-type="float" office:value="1">
            <text:p>1</text:p>
          </table:table-cell>
          <table:table-cell table:formula="of:=[.L20]*[.D20]" office:value-type="float" office:value="2.08">
            <text:p>2,08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infrarouge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13.14">
            <text:p>13,14</text:p>
          </table:table-cell>
          <table:table-cell table:style-name="ce15" table:formula="of:=[.D21]/[.C21]" office:value-type="currency" office:currency="EUR" office:value="0.438">
            <text:p>0,44 €</text:p>
          </table:table-cell>
          <table:table-cell table:style-name="ce15" table:formula="of:=[.E21]*[.B21]" office:value-type="currency" office:currency="EUR" office:value="1.314">
            <text:p>1,31 €</text:p>
          </table:table-cell>
          <table:table-cell table:style-name="ce12" office:value-type="string">
            <text:p><text:a xlink:href="https://www.banggood.com/30pcs-TCRT5000-Infrared-Reflective-Switch-IR-Barrier-Line-Track-Sensor-Module-p-1328594.html?rmmds=detail-left-hotproducts__3&amp;cur_warehouse=CN">BANGGOOD</text:a></text:p>
          </table:table-cell>
          <table:table-cell table:style-name="ce12"/>
          <table:table-cell/>
          <table:table-cell table:formula="of:=[.B21]*nbr_part" office:value-type="float" office:value="21">
            <text:p>21</text:p>
          </table:table-cell>
          <table:table-cell/>
          <table:table-cell table:formula="of:=ROUNDUP(([.J21]-[.K21])/[.C21])" office:value-type="float" office:value="1">
            <text:p>1</text:p>
          </table:table-cell>
          <table:table-cell table:formula="of:=[.L21]*[.D21]" office:value-type="float" office:value="13.14">
            <text:p>13,14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L9110S h-bridge moteur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.58">
            <text:p>0,58</text:p>
          </table:table-cell>
          <table:table-cell table:style-name="ce15" table:formula="of:=[.D22]/[.C22]" office:value-type="currency" office:currency="EUR" office:value="0.58">
            <text:p>0,58 €</text:p>
          </table:table-cell>
          <table:table-cell table:style-name="ce15" table:formula="of:=[.E22]*[.B22]" office:value-type="currency" office:currency="EUR" office:value="0.58">
            <text:p>0,58 €</text:p>
          </table:table-cell>
          <table:table-cell table:style-name="ce12" office:value-type="string">
            <text:p><text:a xlink:href="https://fr.aliexpress.com/item/2038557946.html">Aliexpress</text:a></text:p>
          </table:table-cell>
          <table:table-cell table:style-name="ce12"/>
          <table:table-cell/>
          <table:table-cell table:formula="of:=[.B22]*nbr_part" office:value-type="float" office:value="7">
            <text:p>7</text:p>
          </table:table-cell>
          <table:table-cell/>
          <table:table-cell table:formula="of:=ROUNDUP(([.J22]-[.K22])/[.C22])" office:value-type="float" office:value="7">
            <text:p>7</text:p>
          </table:table-cell>
          <table:table-cell table:formula="of:=[.L22]*[.D22]" office:value-type="float" office:value="4.06">
            <text:p>4,06</text:p>
          </table:table-cell>
          <table:table-cell table:number-columns-repeated="2"/>
          <table:table-cell office:value-type="string">
            <text:p><text:a xlink:href="https://www.amazon.fr/DollaTek-L9110S-Module-Moteur-motorisé/dp/B07DK4FMWR/ref=sr_1_2?__mk_fr_FR=ÅMÅŽÕÑ&amp;keywords=L9110s&amp;qid=1567289306&amp;s=gateway&amp;sr=8-2">AMAZON</text:a></text:p>
          </table:table-cell>
          <table:table-cell table:number-columns-repeated="1008"/>
        </table:table-row>
        <table:table-row table:style-name="ro3">
          <table:table-cell table:style-name="ce4" office:value-type="string">
            <text:p>pile AA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21.99">
            <text:p>21,99</text:p>
          </table:table-cell>
          <table:table-cell table:style-name="ce15" table:formula="of:=[.D23]/[.C23]" office:value-type="currency" office:currency="EUR" office:value="0.2199">
            <text:p>0,22 €</text:p>
          </table:table-cell>
          <table:table-cell table:style-name="ce15" table:formula="of:=[.E23]*[.B23]" office:value-type="currency" office:currency="EUR" office:value="1.3194">
            <text:p>1,32 €</text:p>
          </table:table-cell>
          <table:table-cell table:style-name="ce12" office:value-type="string">
            <text:p><text:a xlink:href="https://www.amazon.fr/AmazonBasics-Lot-100-piles-alcalines-AA/dp/B01B8R6PF2/ref=sr_1_7?__mk_fr_FR=ÅMÅŽÕÑ&amp;keywords=lot+piles+AA&amp;qid=1563023375&amp;s=gateway&amp;sr=8-7">AMAZON</text:a></text:p>
          </table:table-cell>
          <table:table-cell table:style-name="ce12"/>
          <table:table-cell/>
          <table:table-cell table:formula="of:=[.B23]*nbr_part" office:value-type="float" office:value="42">
            <text:p>42</text:p>
          </table:table-cell>
          <table:table-cell/>
          <table:table-cell table:formula="of:=ROUNDUP(([.J23]-[.K23])/[.C23])" office:value-type="float" office:value="1">
            <text:p>1</text:p>
          </table:table-cell>
          <table:table-cell table:formula="of:=[.L23]*[.D23]" office:value-type="float" office:value="21.99">
            <text:p>21,99</text:p>
          </table:table-cell>
          <table:table-cell table:number-columns-repeated="1011"/>
        </table:table-row>
        <table:table-row table:style-name="ro3">
          <table:table-cell table:style-name="ce6" office:value-type="string">
            <text:p>Condensateur 470uF/16V</text:p>
          </table:table-cell>
          <table:table-cell table:style-name="ce6" office:value-type="float" office:value="1">
            <text:p>1</text:p>
          </table:table-cell>
          <table:table-cell table:style-name="ce6" table:number-columns-repeated="6"/>
          <table:table-cell table:style-name="Default" table:number-columns-repeated="5"/>
          <table:table-cell table:number-columns-repeated="1011"/>
        </table:table-row>
        <table:table-row table:style-name="ro3" table:number-rows-repeated="2">
          <table:table-cell table:style-name="ce6" table:number-columns-repeated="8"/>
          <table:table-cell table:style-name="Default" table:number-columns-repeated="5"/>
          <table:table-cell table:number-columns-repeated="1011"/>
        </table:table-row>
        <table:table-row table:style-name="ro3">
          <table:table-cell table:style-name="ce7" office:value-type="string">
            <text:p>Visserie</text:p>
          </table:table-cell>
          <table:table-cell table:style-name="ce12" table:number-columns-repeated="3"/>
          <table:table-cell table:style-name="ce15" table:number-columns-repeated="2"/>
          <table:table-cell table:style-name="ce12"/>
          <table:table-cell table:style-name="ce12" office:value-type="string">
            <text:p>Approvisionnement <text:a xlink:href="https://www.bricovis.fr/">BRICOVIS</text:a>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VIS TFHC M3x8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7">
            <text:p>0,07</text:p>
          </table:table-cell>
          <table:table-cell table:style-name="ce15" table:formula="of:=[.D28]/[.C28]" office:value-type="currency" office:currency="EUR" office:value="0.07">
            <text:p>0,07 €</text:p>
          </table:table-cell>
          <table:table-cell table:style-name="ce15" table:formula="of:=[.E28]*[.B28]" office:value-type="currency" office:currency="EUR" office:value="0.35">
            <text:p>0,35 €</text:p>
          </table:table-cell>
          <table:table-cell table:style-name="ce12" office:value-type="string">
            <text:p>TFHC03/008A10ZNEF</text:p>
          </table:table-cell>
          <table:table-cell table:style-name="ce12"/>
          <table:table-cell/>
          <table:table-cell table:formula="of:=[.B28]*nbr_part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ROUNDUP(([.J28]-[.K28])/[.C28])" office:value-type="float" office:value="-15">
            <text:p>-15</text:p>
          </table:table-cell>
          <table:table-cell table:formula="of:=[.L28]*[.D28]" office:value-type="float" office:value="-1.05">
            <text:p>-1,05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VIS TCHC M3x8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6">
            <text:p>0,06</text:p>
          </table:table-cell>
          <table:table-cell table:style-name="ce15" table:formula="of:=[.D29]/[.C29]" office:value-type="currency" office:currency="EUR" office:value="0.06">
            <text:p>0,06 €</text:p>
          </table:table-cell>
          <table:table-cell table:style-name="ce15" table:formula="of:=[.E29]*[.B29]" office:value-type="currency" office:currency="EUR" office:value="0.36">
            <text:p>0,36 €</text:p>
          </table:table-cell>
          <table:table-cell table:style-name="ce12" office:value-type="string">
            <text:p>TCHC03/008A8ZNEF</text:p>
          </table:table-cell>
          <table:table-cell table:style-name="ce19" office:value-type="string">
            <text:p>support de piles, Il faut des têtes fraisées</text:p>
          </table:table-cell>
          <table:table-cell table:style-name="ce20"/>
          <table:table-cell table:formula="of:=[.B29]*nbr_part" office:value-type="float" office:value="42">
            <text:p>42</text:p>
          </table:table-cell>
          <table:table-cell office:value-type="float" office:value="60">
            <text:p>60</text:p>
          </table:table-cell>
          <table:table-cell table:formula="of:=ROUNDUP(([.J29]-[.K29])/[.C29])" office:value-type="float" office:value="-18">
            <text:p>-18</text:p>
          </table:table-cell>
          <table:table-cell table:formula="of:=[.L29]*[.D29]" office:value-type="float" office:value="-1.08">
            <text:p>-1,08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VIS TCHC M3x2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8">
            <text:p>0,08</text:p>
          </table:table-cell>
          <table:table-cell table:style-name="ce15" table:formula="of:=[.D30]/[.C30]" office:value-type="currency" office:currency="EUR" office:value="0.08">
            <text:p>0,08 €</text:p>
          </table:table-cell>
          <table:table-cell table:style-name="ce15" table:formula="of:=[.E30]*[.B30]" office:value-type="currency" office:currency="EUR" office:value="0.16">
            <text:p>0,16 €</text:p>
          </table:table-cell>
          <table:table-cell table:style-name="ce12" office:value-type="string">
            <text:p>TCHC03/020A8ZNEF</text:p>
          </table:table-cell>
          <table:table-cell table:style-name="ce12"/>
          <table:table-cell/>
          <table:table-cell table:formula="of:=[.B30]*nbr_part"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ROUNDUP(([.J30]-[.K30])/[.C30])" office:value-type="float" office:value="-6">
            <text:p>-6</text:p>
          </table:table-cell>
          <table:table-cell table:formula="of:=[.L30]*[.D30]" office:value-type="float" office:value="-0.48">
            <text:p>-0,48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Ecrou M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1">
            <text:p>0,01</text:p>
          </table:table-cell>
          <table:table-cell table:style-name="ce15" table:formula="of:=[.D31]/[.C31]" office:value-type="currency" office:currency="EUR" office:value="0.01">
            <text:p>0,01 €</text:p>
          </table:table-cell>
          <table:table-cell table:style-name="ce15" table:formula="of:=[.E31]*[.B31]" office:value-type="currency" office:currency="EUR" office:value="0.08">
            <text:p>0,08 €</text:p>
          </table:table-cell>
          <table:table-cell table:style-name="ce12" office:value-type="string">
            <text:p>ECRHU03BR</text:p>
          </table:table-cell>
          <table:table-cell table:style-name="ce12"/>
          <table:table-cell/>
          <table:table-cell table:formula="of:=[.B31]*nbr_part" office:value-type="float" office:value="56">
            <text:p>56</text:p>
          </table:table-cell>
          <table:table-cell office:value-type="float" office:value="60">
            <text:p>60</text:p>
          </table:table-cell>
          <table:table-cell table:formula="of:=ROUNDUP(([.J31]-[.K31])/[.C31])" office:value-type="float" office:value="-4">
            <text:p>-4</text:p>
          </table:table-cell>
          <table:table-cell table:formula="of:=[.L31]*[.D31]" office:value-type="float" office:value="-0.04">
            <text:p>-0,04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ONDELLE EVENTAIL M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1">
            <text:p>0,01</text:p>
          </table:table-cell>
          <table:table-cell table:style-name="ce15" table:formula="of:=[.D32]/[.C32]" office:value-type="currency" office:currency="EUR" office:value="0.01">
            <text:p>0,01 €</text:p>
          </table:table-cell>
          <table:table-cell table:style-name="ce15" table:formula="of:=[.E32]*[.B32]" office:value-type="currency" office:currency="EUR" office:value="0.08">
            <text:p>0,08 €</text:p>
          </table:table-cell>
          <table:table-cell table:style-name="ce12" office:value-type="string">
            <text:p>RONAZ03NO</text:p>
          </table:table-cell>
          <table:table-cell table:style-name="ce12"/>
          <table:table-cell/>
          <table:table-cell table:formula="of:=[.B32]*nbr_part" office:value-type="float" office:value="56">
            <text:p>56</text:p>
          </table:table-cell>
          <table:table-cell/>
          <table:table-cell table:formula="of:=ROUNDUP(([.J32]-[.K32])/[.C32])" office:value-type="float" office:value="56">
            <text:p>56</text:p>
          </table:table-cell>
          <table:table-cell table:formula="of:=[.L32]*[.D32]" office:value-type="float" office:value="0.56">
            <text:p>0,56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VIS TCHC M4X1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.05">
            <text:p>0,05</text:p>
          </table:table-cell>
          <table:table-cell table:style-name="ce15" table:formula="of:=[.D33]/[.C33]" office:value-type="currency" office:currency="EUR" office:value="0.05">
            <text:p>0,05 €</text:p>
          </table:table-cell>
          <table:table-cell table:style-name="ce15" table:formula="of:=[.E33]*[.B33]" office:value-type="currency" office:currency="EUR" office:value="0.05">
            <text:p>0,05 €</text:p>
          </table:table-cell>
          <table:table-cell table:style-name="ce12" office:value-type="string">
            <text:p>TCHC04/012A8ZNEF</text:p>
          </table:table-cell>
          <table:table-cell table:style-name="ce12"/>
          <table:table-cell/>
          <table:table-cell table:formula="of:=[.B33]*nbr_part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ROUNDUP(([.J33]-[.K33])/[.C33])" office:value-type="float" office:value="-3">
            <text:p>-3</text:p>
          </table:table-cell>
          <table:table-cell table:formula="of:=[.L33]*[.D33]" office:value-type="float" office:value="-0.15">
            <text:p>-0,15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Ecrou M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1">
            <text:p>0,01</text:p>
          </table:table-cell>
          <table:table-cell table:style-name="ce15" table:formula="of:=[.D34]/[.C34]" office:value-type="currency" office:currency="EUR" office:value="0.01">
            <text:p>0,01 €</text:p>
          </table:table-cell>
          <table:table-cell table:style-name="ce15" table:formula="of:=[.E34]*[.B34]" office:value-type="currency" office:currency="EUR" office:value="0.05">
            <text:p>0,05 €</text:p>
          </table:table-cell>
          <table:table-cell table:style-name="ce12" office:value-type="string">
            <text:p>ECRHU04ZN</text:p>
          </table:table-cell>
          <table:table-cell table:style-name="ce12"/>
          <table:table-cell/>
          <table:table-cell table:formula="of:=[.B34]*nbr_part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ROUNDUP(([.J34]-[.K34])/[.C34])" office:value-type="float" office:value="-15">
            <text:p>-15</text:p>
          </table:table-cell>
          <table:table-cell table:formula="of:=[.L34]*[.D34]" office:value-type="float" office:value="-0.15">
            <text:p>-0,15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tige filtée M4</text:p>
          </table:table-cell>
          <table:table-cell table:style-name="ce12" office:value-type="float" office:value="0.11">
            <text:p>0,1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6">
            <text:p>0,6</text:p>
          </table:table-cell>
          <table:table-cell table:style-name="ce15" table:formula="of:=[.D35]/[.C35]" office:value-type="currency" office:currency="EUR" office:value="0.6">
            <text:p>0,60 €</text:p>
          </table:table-cell>
          <table:table-cell table:style-name="ce15" table:formula="of:=[.E35]*[.B35]" office:value-type="currency" office:currency="EUR" office:value="0.066">
            <text:p>0,07 €</text:p>
          </table:table-cell>
          <table:table-cell table:style-name="ce12" office:value-type="string">
            <text:p>TIGE04ZN</text:p>
          </table:table-cell>
          <table:table-cell table:style-name="ce12"/>
          <table:table-cell/>
          <table:table-cell table:formula="of:=[.B35]*nbr_part" office:value-type="float" office:value="0.77">
            <text:p>0,77</text:p>
          </table:table-cell>
          <table:table-cell office:value-type="float" office:value="1.1">
            <text:p>1,1</text:p>
          </table:table-cell>
          <table:table-cell table:formula="of:=ROUNDUP(([.J35]-[.K35])/[.C35])" office:value-type="float" office:value="-1">
            <text:p>-1</text:p>
          </table:table-cell>
          <table:table-cell table:formula="of:=[.L35]*[.D35]" office:value-type="float" office:value="-0.6">
            <text:p>-0,6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RONDELLE PLATE M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1">
            <text:p>0,01</text:p>
          </table:table-cell>
          <table:table-cell table:style-name="ce15" table:formula="of:=[.D36]/[.C36]" office:value-type="currency" office:currency="EUR" office:value="0.01">
            <text:p>0,01 €</text:p>
          </table:table-cell>
          <table:table-cell table:style-name="ce15" table:formula="of:=[.E36]*[.B36]" office:value-type="currency" office:currency="EUR" office:value="0.02">
            <text:p>0,02 €</text:p>
          </table:table-cell>
          <table:table-cell table:style-name="ce12" office:value-type="string">
            <text:p>RONL03ZN</text:p>
          </table:table-cell>
          <table:table-cell table:style-name="ce12"/>
          <table:table-cell/>
          <table:table-cell table:formula="of:=[.B36]*nbr_part"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ROUNDUP(([.J36]-[.K36])/[.C36])" office:value-type="float" office:value="-6">
            <text:p>-6</text:p>
          </table:table-cell>
          <table:table-cell table:formula="of:=[.L36]*[.D36]" office:value-type="float" office:value="-0.06">
            <text:p>-0,06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colonette M3x1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0.79">
            <text:p>10,79</text:p>
          </table:table-cell>
          <table:table-cell table:style-name="ce15" table:formula="of:=[.D37]/[.C37]" office:value-type="currency" office:currency="EUR" office:value="0.2158">
            <text:p>0,22 €</text:p>
          </table:table-cell>
          <table:table-cell table:style-name="ce15" table:formula="of:=[.E37]*[.B37]" office:value-type="currency" office:currency="EUR" office:value="1.2948">
            <text:p>1,29 €</text:p>
          </table:table-cell>
          <table:table-cell table:style-name="ce19" office:value-type="string">
            <text:p><text:a xlink:href="https://www.amazon.fr/Electronics-Salon-filetée-hexagonale-Boulons-Entretoise/dp/B01G6UZ1Y2/ref=sr_1_52?__mk_fr_FR=ÅMÅŽÕÑ&amp;keywords=entretoise+nylon+m3+12mm&amp;qid=1567290590&amp;s=gateway&amp;sr=8-52">AMAZON</text:a></text:p>
          </table:table-cell>
          <table:table-cell table:style-name="ce12" office:value-type="string">
            <text:p>ENTH03/010MFZN</text:p>
          </table:table-cell>
          <table:table-cell/>
          <table:table-cell table:formula="of:=[.B37]*nbr_part" office:value-type="float" office:value="42">
            <text:p>42</text:p>
          </table:table-cell>
          <table:table-cell/>
          <table:table-cell table:formula="of:=ROUNDUP(([.J37]-[.K37])/[.C37])" office:value-type="float" office:value="1">
            <text:p>1</text:p>
          </table:table-cell>
          <table:table-cell table:formula="of:=[.L37]*[.D37]" office:value-type="float" office:value="10.79">
            <text:p>10,79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equere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7">
            <text:p>0,07</text:p>
          </table:table-cell>
          <table:table-cell table:style-name="ce15" table:formula="of:=[.D38]/[.C38]" office:value-type="currency" office:currency="EUR" office:value="0.07">
            <text:p>0,07 €</text:p>
          </table:table-cell>
          <table:table-cell table:style-name="ce15" table:formula="of:=[.E38]*[.B38]" office:value-type="currency" office:currency="EUR" office:value="0.14">
            <text:p>0,14 €</text:p>
          </table:table-cell>
          <table:table-cell table:style-name="ce12" office:value-type="string">
            <text:p><text:a xlink:href="http://www.meccano-mr-productions.com/fr/24-equerre">MECCANO</text:a></text:p>
          </table:table-cell>
          <table:table-cell table:style-name="ce12"/>
          <table:table-cell/>
          <table:table-cell table:formula="of:=[.B38]*nbr_part"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ROUNDUP(([.J38]-[.K38])/[.C38])" office:value-type="float" office:value="-6">
            <text:p>-6</text:p>
          </table:table-cell>
          <table:table-cell table:formula="of:=[.L38]*[.D38]" office:value-type="float" office:value="-0.42">
            <text:p>-0,42</text:p>
          </table:table-cell>
          <table:table-cell/>
          <table:table-cell table:formula="of:=SUM([.M28:.M38])" office:value-type="float" office:value="7.32">
            <text:p>7,32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M3x8 nylon</text:p>
          </table:table-cell>
          <table:table-cell table:style-name="ce12" office:value-type="float" office:value="6">
            <text:p>6</text:p>
          </table:table-cell>
          <table:table-cell table:style-name="ce12" table:number-columns-repeated="2"/>
          <table:table-cell table:style-name="ce15" table:number-columns-repeated="2"/>
          <table:table-cell table:style-name="ce12" table:number-columns-repeated="2"/>
          <table:table-cell/>
          <table:table-cell table:formula="of:=[.B39]*nbr_part" office:value-type="float" office:value="42">
            <text:p>42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16"/>
          <table:table-cell table:style-name="ce17" table:formula="of:=SUM([.F4:.F39])" office:value-type="currency" office:currency="EUR" office:value="38.706945">
            <text:p>38,71 €</text:p>
          </table:table-cell>
          <table:table-cell table:number-columns-repeated="6"/>
          <table:table-cell table:formula="of:=SUM([.M6:.M39])" office:value-type="float" office:value="136.16">
            <text:p>136,16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8" table:number-columns-spanned="13" table:number-rows-spanned="1"/>
            <table:covered-table-cell table:number-columns-repeated="12" table:style-name="ce8"/>
            <table:table-cell table:number-columns-repeated="1011"/>
          </table:table-row>
          <table:table-row table:style-name="ro2" table:visibility="collapse">
            <table:table-cell table:number-columns-repeated="1024"/>
          </table:table-row>
          <table:table-row table:style-name="ro2" table:visibility="collapse">
            <table:table-cell office:value-type="string">
              <text:p>PCB v2</text:p>
            </table:table-cell>
            <table:table-cell table:number-columns-repeated="11"/>
            <table:table-cell table:style-name="ce21" office:value-type="date" office:date-value="2019-08-15">
              <text:p>15/08/19</text:p>
            </table:table-cell>
            <table:table-cell table:number-columns-repeated="1011"/>
          </table:table-row>
          <table:table-row table:style-name="ro4" table:visibility="collapse">
            <table:table-cell table:style-name="ce9" office:value-type="string">
              <text:p><text:a xlink:href="https://fr.aliexpress.com/item/32841223758.html?src=google&amp;albslr=228424668&amp;src=google&amp;albch=shopping&amp;acnt=494-037-6276&amp;isdl=y&amp;slnk=&amp;plac=&amp;mtctp=&amp;albbt=Google_7_shopping&amp;aff_platform=google&amp;aff_short_key=UneMJZVf&amp;&amp;albagn=888888&amp;albcp=1706977641&amp;albag=66909914152&amp;trgt=800756788546&amp;crea=fr32841223758&amp;netw=u&amp;device=c&amp;gclid=CjwKCAjwtajrBRBVEiwA8w2Q8MvYZp6fZHmwQrqxbiFgxB6EJaqjRq-yOp05AcjDA7vkQEj6mWbHJRoCsJoQAvD_BwE&amp;gclsrc=aw.ds">colonette nylon AliExpress par 50pcs</text:a></text:p>
            </table:table-cell>
            <table:table-cell office:value-type="float" office:value="6">
              <text:p>6</text:p>
            </table:table-cell>
            <table:table-cell table:style-name="ce13" office:value-type="float" office:value="50">
              <text:p>50</text:p>
            </table:table-cell>
            <table:table-cell table:style-name="ce13" office:value-type="float" office:value="1.43">
              <text:p>1,43</text:p>
            </table:table-cell>
            <table:table-cell table:style-name="ce16" table:formula="of:=[.D44]/[.C44]" office:value-type="currency" office:currency="EUR" office:value="0.0286">
              <text:p>0,03 €</text:p>
            </table:table-cell>
            <table:table-cell table:style-name="ce16" table:formula="of:=[.E44]*[.B44]" office:value-type="currency" office:currency="EUR" office:value="0.1716">
              <text:p>0,17 €</text:p>
            </table:table-cell>
            <table:table-cell table:number-columns-repeated="1018"/>
          </table:table-row>
          <table:table-row table:style-name="ro4" table:visibility="collapse">
            <table:table-cell table:style-name="ce10" office:value-type="string">
              <text:p>embase pile</text:p>
            </table:table-cell>
            <table:table-cell office:value-type="float" office:value="3">
              <text:p>3</text:p>
            </table:table-cell>
            <table:table-cell office:value-type="float" office:value="8">
              <text:p>8</text:p>
            </table:table-cell>
            <table:table-cell office:value-type="float" office:value="6.07">
              <text:p>6,07</text:p>
            </table:table-cell>
            <table:table-cell table:style-name="ce16" table:formula="of:=[.D45]/[.C45]" office:value-type="currency" office:currency="EUR" office:value="0.75875">
              <text:p>0,76 €</text:p>
            </table:table-cell>
            <table:table-cell table:style-name="ce16" table:formula="of:=[.E45]*[.B45]" office:value-type="currency" office:currency="EUR" office:value="2.27625">
              <text:p>2,28 €</text:p>
            </table:table-cell>
            <table:table-cell office:value-type="string">
              <text:p><text:a xlink:href="https://www.amazon.fr/sourcing-map-Batterie-Support-Rangement/dp/B0159MVGGK/ref=sr_1_6?__mk_fr_FR=ÅMÅŽÕÑ&amp;keywords=support+2+piles+AA&amp;qid=1563023266&amp;s=gateway&amp;sr=8-6">AMAZON</text:a></text:p>
            </table:table-cell>
            <table:table-cell table:number-columns-repeated="2"/>
            <table:table-cell table:formula="of:=[.B45]*nbr_part" office:value-type="float" office:value="21">
              <text:p>21</text:p>
            </table:table-cell>
            <table:table-cell/>
            <table:table-cell table:formula="of:=ROUNDUP(([.J45]-[.K45])/[.C45])" office:value-type="float" office:value="3">
              <text:p>3</text:p>
            </table:table-cell>
            <table:table-cell table:formula="of:=[.L45]*[.D45]" office:value-type="float" office:value="18.21">
              <text:p>18,21</text:p>
            </table:table-cell>
            <table:table-cell table:number-columns-repeated="1011"/>
          </table:table-row>
          <table:table-row table:style-name="ro2" table:visibility="collapse">
            <table:table-cell office:value-type="string">
              <text:p>Chassis chez ali express</text:p>
            </table:table-cell>
            <table:table-cell table:number-columns-repeated="4"/>
            <table:table-cell table:style-name="ce16" table:formula="of:=SUM([.F4:.F38])" office:value-type="currency" office:currency="EUR" office:value="38.706945">
              <text:p>38,71 €</text:p>
            </table:table-cell>
            <table:table-cell table:number-columns-repeated="6"/>
            <table:table-cell table:style-name="Default"/>
            <table:table-cell table:number-columns-repeated="1011"/>
          </table:table-row>
          <table:table-row table:style-name="ro4" table:visibility="collapse">
            <table:table-cell table:style-name="ce10" office:value-type="string">
              <text:p><text:a xlink:href="https://www.rs-particuliers.com/WebCatalog/Embase_femelle_a_souder_sur_CI__45_Contacts__1_rangee__Traversant__Droit__au_pas_de_254mm-2304893.aspx">RS vrai barette séccable</text:a></text:p>
            </table:table-cell>
            <table:table-cell table:number-columns-repeated="1023"/>
          </table:table-row>
        </table:table-row-group>
        <table:table-row table:style-name="ro4" table:number-rows-repeated="11">
          <table:table-cell table:style-name="Default" table:number-columns-repeated="1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named-expressions>
        <table:named-range table:name="nbr_part" table:base-cell-address="$Feuille1.$J$1" table:cell-range-address="$Feuille1.$M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1">11/10/2019</text:date>, <text:time>22:5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5:06:41.515000000</meta:creation-date>
    <dc:date>2019-10-11T22:53:13.58</dc:date>
    <meta:editing-duration>P1DT22H53M15S</meta:editing-duration>
    <meta:editing-cycles>43</meta:editing-cycles>
    <meta:generator>OpenOffice/4.1.1$Win32 OpenOffice.org_project/411m6$Build-9775</meta:generator>
    <meta:document-statistic meta:table-count="1" meta:cell-count="380" meta:object-count="0"/>
  </office:meta>
</office:document-meta>
</file>